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2025-11-24 17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0084" calcext:value-type="float">
            <text:p>75.30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2025-08-18 23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00128" calcext:value-type="float">
            <text:p>75.70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2025-08-06 21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00128" calcext:value-type="float">
            <text:p>75.70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2025-05-07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82096" calcext:value-type="float">
            <text:p>74.68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2025-04-21 18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26648" calcext:value-type="float">
            <text:p>74.52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2025-02-11 22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49152" calcext:value-type="float">
            <text:p>74.74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2024-11-06 21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4656" calcext:value-type="float">
            <text:p>75.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2024-08-08 16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69648" calcext:value-type="float">
            <text:p>75.66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2024-05-14 19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97336" calcext:value-type="float">
            <text:p>74.69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2024-04-10 20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02264" calcext:value-type="float">
            <text:p>74.50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2024-02-06 21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15624" calcext:value-type="float">
            <text:p>74.71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2023-11-07 18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2464" calcext:value-type="float">
            <text:p>75.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2023-08-07 21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86768" calcext:value-type="float">
            <text:p>75.48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2023-05-15 17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42472" calcext:value-type="float">
            <text:p>74.64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2023-05-02 16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59592" calcext:value-type="float">
            <text:p>74.45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2023-02-13 21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68736" calcext:value-type="float">
            <text:p>74.46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2022-11-19 02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17376" calcext:value-type="float">
            <text:p>75.01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2022-09-06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02008" calcext:value-type="float">
            <text:p>75.50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2022-08-22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19712" calcext:value-type="float">
            <text:p>75.41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2022-08-04 21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39296" calcext:value-type="float">
            <text:p>75.13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2022-07-06 17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1984" calcext:value-type="float">
            <text:p>74.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2022-06-06 16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48568" calcext:value-type="float">
            <text:p>74.64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2022-05-23 20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3216" calcext:value-type="float">
            <text:p>74.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2022-04-11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81056" calcext:value-type="float">
            <text:p>73.98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2022-03-02 17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61472" calcext:value-type="float">
            <text:p>74.26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2022-02-01 19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19384" calcext:value-type="float">
            <text:p>74.31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2022-01-05 17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56544" calcext:value-type="float">
            <text:p>74.45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2021-12-07 20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11992" calcext:value-type="float">
            <text:p>74.61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2021-11-03 20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16208" calcext:value-type="float">
            <text:p>74.81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2021-10-14 15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11864" calcext:value-type="float">
            <text:p>75.11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2021-09-02 17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13032" calcext:value-type="float">
            <text:p>75.31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2021-08-02 18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9604" calcext:value-type="float">
            <text:p>74.99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2021-07-07 21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5888" calcext:value-type="float">
            <text:p>74.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2021-06-01 20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68152" calcext:value-type="float">
            <text:p>74.36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2021-05-05 19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02392" calcext:value-type="float">
            <text:p>74.00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2021-04-19 14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31704" calcext:value-type="float">
            <text:p>73.83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2021-03-02 19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45064" calcext:value-type="float">
            <text:p>74.04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2021-02-07 18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21848" calcext:value-type="float">
            <text:p>74.22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2021-01-11 16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46816" calcext:value-type="float">
            <text:p>74.34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2020-12-01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02848" calcext:value-type="float">
            <text:p>74.60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2020-11-09 17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03432" calcext:value-type="float">
            <text:p>74.70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2020-10-06 18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13744" calcext:value-type="float">
            <text:p>74.91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2020-09-01 21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45392" calcext:value-type="float">
            <text:p>75.14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2020-08-12 18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35664" calcext:value-type="float">
            <text:p>75.03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2020-07-08 16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93704" calcext:value-type="float">
            <text:p>74.59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2020-06-01 17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52328" calcext:value-type="float">
            <text:p>74.25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2020-05-12 19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41432" calcext:value-type="float">
            <text:p>73.94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2020-04-06 15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10368" calcext:value-type="float">
            <text:p>73.81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2020-03-10 21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2924" calcext:value-type="float">
            <text:p>73.92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2020-02-04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29824" calcext:value-type="float">
            <text:p>74.02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2020-01-08 19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2068" calcext:value-type="float">
            <text:p>74.02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2019-12-02 18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3216" calcext:value-type="float">
            <text:p>74.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2019-11-06 17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47984" calcext:value-type="float">
            <text:p>74.54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2019-10-02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40592" calcext:value-type="float">
            <text:p>74.84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2019-09-03 15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86896" calcext:value-type="float">
            <text:p>74.98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2019-08-07 16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43056" calcext:value-type="float">
            <text:p>74.74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2019-07-15 15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51032" calcext:value-type="float">
            <text:p>74.55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2019-06-03 16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02392" calcext:value-type="float">
            <text:p>74.00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2019-05-01 15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10952" calcext:value-type="float">
            <text:p>73.91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2019-04-08 14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86568" calcext:value-type="float">
            <text:p>73.88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2019-03-06 15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92664" calcext:value-type="float">
            <text:p>73.89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2019-02-11 18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99928" calcext:value-type="float">
            <text:p>74.09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2019-01-24 18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79176" calcext:value-type="float">
            <text:p>74.17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2018-12-10 17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04728" calcext:value-type="float">
            <text:p>74.40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2018-11-13 18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63808" calcext:value-type="float">
            <text:p>74.66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2018-10-11 17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85728" calcext:value-type="float">
            <text:p>74.78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2018-09-04 15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92408" calcext:value-type="float">
            <text:p>74.89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2018-08-06 17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83264" calcext:value-type="float">
            <text:p>74.88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2018-07-09 19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998" calcext:value-type="float">
            <text:p>74.59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2018-06-04 18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15168" calcext:value-type="float">
            <text:p>74.11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2018-05-03 18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20096" calcext:value-type="float">
            <text:p>73.92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2018-04-02 21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40848" calcext:value-type="float">
            <text:p>73.84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2018-03-06 21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54792" calcext:value-type="float">
            <text:p>74.15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2018-02-01 19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91952" calcext:value-type="float">
            <text:p>74.29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2018-01-09 19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6452" calcext:value-type="float">
            <text:p>74.2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2017-12-13 20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7788" calcext:value-type="float">
            <text:p>74.47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2017-11-02 15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18672" calcext:value-type="float">
            <text:p>74.71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2017-10-11 15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52784" calcext:value-type="float">
            <text:p>74.85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2017-09-07 17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97208" calcext:value-type="float">
            <text:p>75.19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2017-08-02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57" calcext:value-type="float">
            <text:p>75.0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2017-07-05 21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86896" calcext:value-type="float">
            <text:p>74.98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2017-06-05 22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81512" calcext:value-type="float">
            <text:p>74.58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2017-05-18 19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5596" calcext:value-type="float">
            <text:p>74.35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2017-04-25 20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42016" calcext:value-type="float">
            <text:p>74.04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2017-03-08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70032" calcext:value-type="float">
            <text:p>74.17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2017-02-07 21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24312" calcext:value-type="float">
            <text:p>74.12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2017-01-11 20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188" calcext:value-type="float">
            <text:p>74.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2016-12-05 18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71784" calcext:value-type="float">
            <text:p>74.47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2016-11-03 22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59592" calcext:value-type="float">
            <text:p>74.45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2016-10-12 17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25352" calcext:value-type="float">
            <text:p>74.82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2016-09-12 18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14912" calcext:value-type="float">
            <text:p>75.11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2016-08-02 17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02136" calcext:value-type="float">
            <text:p>75.00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2016-07-19 22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40592" calcext:value-type="float">
            <text:p>74.84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2016-06-01 17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23144" calcext:value-type="float">
            <text:p>73.92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2016-05-09 19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34752" calcext:value-type="float">
            <text:p>73.83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2016-04-11 16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40848" calcext:value-type="float">
            <text:p>73.84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2016-03-09 17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25608" calcext:value-type="float">
            <text:p>73.82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2016-02-02 21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20096" calcext:value-type="float">
            <text:p>73.92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2016-01-05 2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53624" calcext:value-type="float">
            <text:p>73.95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2015-12-07 20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02976" calcext:value-type="float">
            <text:p>74.10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2015-11-10 15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82224" calcext:value-type="float">
            <text:p>74.18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2015-10-07 19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11992" calcext:value-type="float">
            <text:p>74.61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2015-09-16 19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12576" calcext:value-type="float">
            <text:p>74.71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2015-08-11 23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44352" calcext:value-type="float">
            <text:p>74.44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2015-07-20 20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95584" calcext:value-type="float">
            <text:p>74.39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2015-06-02 19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89032" calcext:value-type="float">
            <text:p>73.78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2015-05-07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58552" calcext:value-type="float">
            <text:p>73.75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2015-04-14 18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08032" calcext:value-type="float">
            <text:p>73.40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2015-03-03 20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0252" calcext:value-type="float">
            <text:p>73.50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2015-02-04 20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87864" calcext:value-type="float">
            <text:p>73.58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2015-01-06 20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25608" calcext:value-type="float">
            <text:p>73.82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2014-12-01 20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65816" calcext:value-type="float">
            <text:p>73.96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2014-11-03 23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24312" calcext:value-type="float">
            <text:p>74.12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2014-10-02 20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6452" calcext:value-type="float">
            <text:p>74.2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2014-09-15 22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98048" calcext:value-type="float">
            <text:p>74.29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2014-08-06 2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71784" calcext:value-type="float">
            <text:p>74.47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2014-07-16 22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50448" calcext:value-type="float">
            <text:p>74.45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2014-06-03 18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26192" calcext:value-type="float">
            <text:p>73.92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2014-05-05 22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38512" calcext:value-type="float">
            <text:p>73.43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2014-04-15 15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64776" calcext:value-type="float">
            <text:p>73.26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2014-03-03 21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01352" calcext:value-type="float">
            <text:p>73.30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2014-02-04 18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81184" calcext:value-type="float">
            <text:p>73.48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2014-01-06 18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6348" calcext:value-type="float">
            <text:p>73.56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2013-12-04 17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36632" calcext:value-type="float">
            <text:p>73.63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2013-11-14 15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1588" calcext:value-type="float">
            <text:p>73.71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2013-10-17 20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71328" calcext:value-type="float">
            <text:p>73.87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2013-09-11 12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46232" calcext:value-type="float">
            <text:p>74.24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2013-08-01 16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65232" calcext:value-type="float">
            <text:p>73.86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2013-07-01 16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89032" calcext:value-type="float">
            <text:p>73.78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2013-06-04 21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81768" calcext:value-type="float">
            <text:p>73.58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2013-05-01 20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27032" calcext:value-type="float">
            <text:p>73.02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2013-04-16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80728" calcext:value-type="float">
            <text:p>72.88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2013-03-04 16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93504" calcext:value-type="float">
            <text:p>72.99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2013-02-04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57512" calcext:value-type="float">
            <text:p>73.05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2013-01-02 17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80016" calcext:value-type="float">
            <text:p>73.28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2012-12-03 16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50704" calcext:value-type="float">
            <text:p>73.45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2012-11-19 15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96424" calcext:value-type="float">
            <text:p>73.49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2012-10-04 20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37216" calcext:value-type="float">
            <text:p>73.73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2012-09-05 15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32872" calcext:value-type="float">
            <text:p>74.03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2012-08-08 16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8352" calcext:value-type="float">
            <text:p>73.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2012-07-12 17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12832" calcext:value-type="float">
            <text:p>73.71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2012-06-04 17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42856" calcext:value-type="float">
            <text:p>73.14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2012-05-01 18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46616" calcext:value-type="float">
            <text:p>72.74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2012-04-17 19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19184" calcext:value-type="float">
            <text:p>72.71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2012-03-01 16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85656" calcext:value-type="float">
            <text:p>72.68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2012-02-06 16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6244" calcext:value-type="float">
            <text:p>72.86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2012-01-05 19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7768" calcext:value-type="float">
            <text:p>72.8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2011-12-01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52584" calcext:value-type="float">
            <text:p>73.25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2011-11-02 22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83648" calcext:value-type="float">
            <text:p>73.38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2011-10-04 17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69576" calcext:value-type="float">
            <text:p>73.56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2011-09-07 21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97592" calcext:value-type="float">
            <text:p>73.69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2011-08-01 20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97008" calcext:value-type="float">
            <text:p>73.59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2011-07-14 16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37344" calcext:value-type="float">
            <text:p>73.23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2011-06-02 16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74632" calcext:value-type="float">
            <text:p>72.87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2011-05-03 18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91752" calcext:value-type="float">
            <text:p>72.69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2011-04-19 15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4052" calcext:value-type="float">
            <text:p>72.74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2011-03-01 19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95384" calcext:value-type="float">
            <text:p>72.79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2011-02-07 15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19184" calcext:value-type="float">
            <text:p>72.71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2011-01-04 18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94088" calcext:value-type="float">
            <text:p>73.09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2010-12-08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70288" calcext:value-type="float">
            <text:p>73.17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2010-11-01 21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62312" calcext:value-type="float">
            <text:p>73.36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2010-10-05 16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65944" calcext:value-type="float">
            <text:p>73.46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2010-09-07 18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47656" calcext:value-type="float">
            <text:p>73.44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2010-08-02 20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81184" calcext:value-type="float">
            <text:p>73.48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2010-07-06 20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27616" calcext:value-type="float">
            <text:p>73.12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2010-06-01 21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52128" calcext:value-type="float">
            <text:p>72.65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2010-05-03 20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38768" calcext:value-type="float">
            <text:p>72.43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2010-04-27 14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86952" calcext:value-type="float">
            <text:p>72.38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2010-03-03 20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78976" calcext:value-type="float">
            <text:p>72.57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2010-02-01 19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73464" calcext:value-type="float">
            <text:p>72.67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2010-01-04 19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50248" calcext:value-type="float">
            <text:p>72.85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2009-12-01 16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29496" calcext:value-type="float">
            <text:p>72.92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2009-11-02 16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91624" calcext:value-type="float">
            <text:p>73.19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2009-10-07 19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26904" calcext:value-type="float">
            <text:p>73.52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2009-09-08 13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32416" calcext:value-type="float">
            <text:p>73.43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2009-08-04 14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13544" calcext:value-type="float">
            <text:p>73.31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2009-07-07 21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01936" calcext:value-type="float">
            <text:p>73.40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2009-06-01 22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28912" calcext:value-type="float">
            <text:p>72.82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2009-05-05 14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63152" calcext:value-type="float">
            <text:p>72.46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2009-04-14 14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86952" calcext:value-type="float">
            <text:p>72.38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2009-03-02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69832" calcext:value-type="float">
            <text:p>72.56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2009-02-04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73464" calcext:value-type="float">
            <text:p>72.67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2009-01-12 21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89288" calcext:value-type="float">
            <text:p>72.78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2008-12-08 16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19768" calcext:value-type="float">
            <text:p>72.81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2008-11-05 21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31248" calcext:value-type="float">
            <text:p>73.23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2008-09-30 16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07448" calcext:value-type="float">
            <text:p>73.30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2008-09-10 14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7392" calcext:value-type="float">
            <text:p>73.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2008-08-04 14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95256" calcext:value-type="float">
            <text:p>73.29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2008-07-07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6056" calcext:value-type="float">
            <text:p>73.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2008-06-02 17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11336" calcext:value-type="float">
            <text:p>72.41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2008-05-06 18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7664" calcext:value-type="float">
            <text:p>72.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2008-04-24 14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852" calcext:value-type="float">
            <text:p>72.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2008-03-05 20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40064" calcext:value-type="float">
            <text:p>72.14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2008-02-04 18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40648" calcext:value-type="float">
            <text:p>72.24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2008-01-08 16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8332" calcext:value-type="float">
            <text:p>72.28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2007-12-05 18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44864" calcext:value-type="float">
            <text:p>72.44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2007-11-06 15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53296" calcext:value-type="float">
            <text:p>72.85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2007-09-26 17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74632" calcext:value-type="float">
            <text:p>72.87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2007-09-06 16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20936" calcext:value-type="float">
            <text:p>73.02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2007-08-06 22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35592" calcext:value-type="float">
            <text:p>72.93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2007-07-02 21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09456" calcext:value-type="float">
            <text:p>72.60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2007-06-06 1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65744" calcext:value-type="float">
            <text:p>71.86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2007-05-10 16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518" calcext:value-type="float">
            <text:p>71.55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2007-04-24 21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61528" calcext:value-type="float">
            <text:p>71.66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2007-03-05 17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46288" calcext:value-type="float">
            <text:p>71.64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2007-02-01 16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79816" calcext:value-type="float">
            <text:p>71.67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2007-01-04 17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46872" calcext:value-type="float">
            <text:p>71.74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2006-12-06 00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81568" calcext:value-type="float">
            <text:p>71.98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2006-11-14 20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40064" calcext:value-type="float">
            <text:p>72.14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2006-10-03 20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65616" calcext:value-type="float">
            <text:p>72.36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2006-09-06 21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662" calcext:value-type="float">
            <text:p>72.46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2006-08-01 20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6808" calcext:value-type="float">
            <text:p>72.2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2006-07-05 21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03488" calcext:value-type="float">
            <text:p>72.10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2006-06-01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01736" calcext:value-type="float">
            <text:p>71.80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2006-05-02 17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8416" calcext:value-type="float">
            <text:p>71.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2006-04-20 15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44536" calcext:value-type="float">
            <text:p>71.34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2006-03-06 17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32344" calcext:value-type="float">
            <text:p>71.33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2006-02-02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4512" calcext:value-type="float">
            <text:p>71.4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2006-01-05 16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16392" calcext:value-type="float">
            <text:p>71.71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2005-12-06 17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01152" calcext:value-type="float">
            <text:p>71.70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2005-11-07 1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50504" calcext:value-type="float">
            <text:p>71.85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2005-10-04 15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51672" calcext:value-type="float">
            <text:p>72.05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2005-09-06 22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18728" calcext:value-type="float">
            <text:p>72.11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2005-08-02 16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35848" calcext:value-type="float">
            <text:p>71.93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2005-07-11 20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16976" calcext:value-type="float">
            <text:p>71.81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2005-06-02 14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9272" calcext:value-type="float">
            <text:p>71.2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2005-05-02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54392" calcext:value-type="float">
            <text:p>70.95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2005-04-13 14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30008" calcext:value-type="float">
            <text:p>70.93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2005-03-07 20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21448" calcext:value-type="float">
            <text:p>71.02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2005-02-01 18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4032" calcext:value-type="float">
            <text:p>71.1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2005-01-03 21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708" calcext:value-type="float">
            <text:p>71.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2004-11-30 16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20152" calcext:value-type="float">
            <text:p>71.32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2004-11-08 16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90256" calcext:value-type="float">
            <text:p>71.39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2004-10-18 15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4512" calcext:value-type="float">
            <text:p>71.4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2004-09-02 16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57312" calcext:value-type="float">
            <text:p>71.45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2004-08-02 14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99984" calcext:value-type="float">
            <text:p>71.49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2004-07-01 16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3176" calcext:value-type="float">
            <text:p>71.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2004-06-02 18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14768" calcext:value-type="float">
            <text:p>70.91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2004-05-04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3072" calcext:value-type="float">
            <text:p>70.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2004-04-14 19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53936" calcext:value-type="float">
            <text:p>70.35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2004-03-03 16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63664" calcext:value-type="float">
            <text:p>70.46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2004-02-03 17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33184" calcext:value-type="float">
            <text:p>70.43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2004-01-06 16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28256" calcext:value-type="float">
            <text:p>70.62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2003-12-03 15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92264" calcext:value-type="float">
            <text:p>70.69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2003-11-10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56272" calcext:value-type="float">
            <text:p>70.75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2003-10-09 19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66" calcext:value-type="float">
            <text:p>70.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2003-09-02 20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60488" calcext:value-type="float">
            <text:p>70.96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2003-08-08 00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92264" calcext:value-type="float">
            <text:p>70.69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2003-07-10 14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55688" calcext:value-type="float">
            <text:p>70.65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2003-06-02 14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64376" calcext:value-type="float">
            <text:p>70.06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2003-05-01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56528" calcext:value-type="float">
            <text:p>69.75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2003-04-02 22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8584" calcext:value-type="float">
            <text:p>69.5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2003-03-05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86424" calcext:value-type="float">
            <text:p>69.68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2003-02-03 23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87008" calcext:value-type="float">
            <text:p>69.78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2003-0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1256" calcext:value-type="float">
            <text:p>70.0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2002-12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82664" calcext:value-type="float">
            <text:p>70.08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2002-1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94856" calcext:value-type="float">
            <text:p>70.09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2002-10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38112" calcext:value-type="float">
            <text:p>70.23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2002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01536" calcext:value-type="float">
            <text:p>70.20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2002-08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4596" calcext:value-type="float">
            <text:p>70.54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2002-07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48552" calcext:value-type="float">
            <text:p>69.94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2002-06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52768" calcext:value-type="float">
            <text:p>70.15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2002-05-13 19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2008" calcext:value-type="float">
            <text:p>69.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2002-04-02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2864" calcext:value-type="float">
            <text:p>69.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2002-02-12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9816" calcext:value-type="float">
            <text:p>69.0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2002-0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55488" calcext:value-type="float">
            <text:p>69.05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2001-12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54192" calcext:value-type="float">
            <text:p>69.35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2001-1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65088" calcext:value-type="float">
            <text:p>69.66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2001-10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06592" calcext:value-type="float">
            <text:p>69.50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2001-09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45632" calcext:value-type="float">
            <text:p>69.44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2001-08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39536" calcext:value-type="float">
            <text:p>69.43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2001-07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01792" calcext:value-type="float">
            <text:p>69.20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2001-05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34152" calcext:value-type="float">
            <text:p>69.03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2001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20208" calcext:value-type="float">
            <text:p>68.72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2001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4952" calcext:value-type="float">
            <text:p>68.5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2001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23256" calcext:value-type="float">
            <text:p>68.72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2001-02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11064" calcext:value-type="float">
            <text:p>68.71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2001-01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39664" calcext:value-type="float">
            <text:p>68.93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2000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18912" calcext:value-type="float">
            <text:p>69.01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2000-1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71312" calcext:value-type="float">
            <text:p>69.17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2000-10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21248" calcext:value-type="float">
            <text:p>69.42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2000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42584" calcext:value-type="float">
            <text:p>69.44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2000-08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27344" calcext:value-type="float">
            <text:p>69.42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2000-07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5724" calcext:value-type="float">
            <text:p>69.35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2000-06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7436" calcext:value-type="float">
            <text:p>69.17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2000-05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22672" calcext:value-type="float">
            <text:p>68.62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2000-04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8856" calcext:value-type="float">
            <text:p>68.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2000-03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1904" calcext:value-type="float">
            <text:p>68.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2000-02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22672" calcext:value-type="float">
            <text:p>68.62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2000-01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09184" calcext:value-type="float">
            <text:p>68.90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99-12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64632" calcext:value-type="float">
            <text:p>69.06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99-11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2864" calcext:value-type="float">
            <text:p>69.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99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42" calcext:value-type="float">
            <text:p>69.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99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23712" calcext:value-type="float">
            <text:p>69.32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99-08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60288" calcext:value-type="float">
            <text:p>69.36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99-07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89016" calcext:value-type="float">
            <text:p>69.08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99-06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89728" calcext:value-type="float">
            <text:p>68.68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99-05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40376" calcext:value-type="float">
            <text:p>68.54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99-04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50688" calcext:value-type="float">
            <text:p>68.75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99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53152" calcext:value-type="float">
            <text:p>68.65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99-02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68976" calcext:value-type="float">
            <text:p>68.76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99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57952" calcext:value-type="float">
            <text:p>68.95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98-1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49392" calcext:value-type="float">
            <text:p>69.04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98-1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08472" calcext:value-type="float">
            <text:p>69.30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98-10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09056" calcext:value-type="float">
            <text:p>69.40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98-09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03544" calcext:value-type="float">
            <text:p>69.50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98-08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944" calcext:value-type="float">
            <text:p>69.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98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00624" calcext:value-type="float">
            <text:p>69.00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98-06-02 15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06592" calcext:value-type="float">
            <text:p>69.50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98-05-26 20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45176" calcext:value-type="float">
            <text:p>68.84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98-04-08 22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45176" calcext:value-type="float">
            <text:p>68.84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98-03-11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39664" calcext:value-type="float">
            <text:p>68.93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98-02-24 21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11648" calcext:value-type="float">
            <text:p>68.81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98-01-26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89016" calcext:value-type="float">
            <text:p>69.08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97-12-08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01792" calcext:value-type="float">
            <text:p>69.20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97-11-17 21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09056" calcext:value-type="float">
            <text:p>69.40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97-10-16 17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58992" calcext:value-type="float">
            <text:p>69.65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97-09-09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87008" calcext:value-type="float">
            <text:p>69.78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97-08-27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32144" calcext:value-type="float">
            <text:p>69.73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97-07-14 18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47384" calcext:value-type="float">
            <text:p>69.74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97-06-11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29808" calcext:value-type="float">
            <text:p>69.32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97-05-14 20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79872" calcext:value-type="float">
            <text:p>69.07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97-04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57952" calcext:value-type="float">
            <text:p>68.95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97-03-12 21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61584" calcext:value-type="float">
            <text:p>69.06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97-0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23128" calcext:value-type="float">
            <text:p>69.22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97-01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69432" calcext:value-type="float">
            <text:p>69.36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96-12-17 20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04128" calcext:value-type="float">
            <text:p>69.60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96-12-04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6204" calcext:value-type="float">
            <text:p>69.66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96-10-15 20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24168" calcext:value-type="float">
            <text:p>69.92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96-09-23 17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36944" calcext:value-type="float">
            <text:p>70.03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96-08-2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94856" calcext:value-type="float">
            <text:p>70.09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96-07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11976" calcext:value-type="float">
            <text:p>69.91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96-06-17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06008" calcext:value-type="float">
            <text:p>69.40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96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77408" calcext:value-type="float">
            <text:p>69.17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96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73192" calcext:value-type="float">
            <text:p>68.97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96-03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34736" calcext:value-type="float">
            <text:p>69.13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96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87136" calcext:value-type="float">
            <text:p>69.28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96-0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24296" calcext:value-type="float">
            <text:p>69.42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95-1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49264" calcext:value-type="float">
            <text:p>69.54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95-1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55944" calcext:value-type="float">
            <text:p>69.65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95-10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81496" calcext:value-type="float">
            <text:p>69.88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95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33312" calcext:value-type="float">
            <text:p>69.93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95-08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6684" calcext:value-type="float">
            <text:p>69.96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95-07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17616" calcext:value-type="float">
            <text:p>69.31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95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35904" calcext:value-type="float">
            <text:p>69.33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95-05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53608" calcext:value-type="float">
            <text:p>69.25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95-04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84088" calcext:value-type="float">
            <text:p>69.28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95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17032" calcext:value-type="float">
            <text:p>69.21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95-03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53608" calcext:value-type="float">
            <text:p>69.25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95-01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7916" calcext:value-type="float">
            <text:p>69.47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94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98032" calcext:value-type="float">
            <text:p>69.59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94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04128" calcext:value-type="float">
            <text:p>69.60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94-10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2112" calcext:value-type="float">
            <text:p>69.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94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72936" calcext:value-type="float">
            <text:p>69.97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94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49136" calcext:value-type="float">
            <text:p>70.04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94-07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11976" calcext:value-type="float">
            <text:p>69.91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94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58992" calcext:value-type="float">
            <text:p>69.65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94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93232" calcext:value-type="float">
            <text:p>69.29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94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24424" calcext:value-type="float">
            <text:p>68.92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94-04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09184" calcext:value-type="float">
            <text:p>68.90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94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79288" calcext:value-type="float">
            <text:p>68.97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94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7624" calcext:value-type="float">
            <text:p>68.9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94-0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62168" calcext:value-type="float">
            <text:p>69.16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93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23128" calcext:value-type="float">
            <text:p>69.22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93-1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12104" calcext:value-type="float">
            <text:p>69.41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93-10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706" calcext:value-type="float">
            <text:p>69.57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93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13272" calcext:value-type="float">
            <text:p>69.61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93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95568" calcext:value-type="float">
            <text:p>69.69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93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19368" calcext:value-type="float">
            <text:p>69.61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93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37784" calcext:value-type="float">
            <text:p>69.13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93-05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18328" calcext:value-type="float">
            <text:p>68.91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93-04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63464" calcext:value-type="float">
            <text:p>68.86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93-04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20792" calcext:value-type="float">
            <text:p>68.82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93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75072" calcext:value-type="float">
            <text:p>68.77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93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06136" calcext:value-type="float">
            <text:p>68.90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92-12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18912" calcext:value-type="float">
            <text:p>69.01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92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10352" calcext:value-type="float">
            <text:p>69.11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92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84088" calcext:value-type="float">
            <text:p>69.28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92-10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2676" calcext:value-type="float">
            <text:p>69.32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92-09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8104" calcext:value-type="float">
            <text:p>69.2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92-08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71312" calcext:value-type="float">
            <text:p>69.17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92-07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18328" calcext:value-type="float">
            <text:p>68.91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92-06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20792" calcext:value-type="float">
            <text:p>68.82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92-05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9524" calcext:value-type="float">
            <text:p>68.59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92-05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3616" calcext:value-type="float">
            <text:p>68.3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92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83176" calcext:value-type="float">
            <text:p>68.08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92-04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58792" calcext:value-type="float">
            <text:p>68.05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92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64888" calcext:value-type="float">
            <text:p>68.06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92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17288" calcext:value-type="float">
            <text:p>68.21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92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96536" calcext:value-type="float">
            <text:p>68.29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91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00752" calcext:value-type="float">
            <text:p>68.50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91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06848" calcext:value-type="float">
            <text:p>68.50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91-10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74488" calcext:value-type="float">
            <text:p>68.67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91-10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87264" calcext:value-type="float">
            <text:p>68.78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91-09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84216" calcext:value-type="float">
            <text:p>68.78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91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87264" calcext:value-type="float">
            <text:p>68.78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91-07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09896" calcext:value-type="float">
            <text:p>68.50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91-06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69232" calcext:value-type="float">
            <text:p>67.76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91-05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66184" calcext:value-type="float">
            <text:p>67.76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91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51528" calcext:value-type="float">
            <text:p>67.85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91-03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30192" calcext:value-type="float">
            <text:p>67.83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91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47896" calcext:value-type="float">
            <text:p>67.74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91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77792" calcext:value-type="float">
            <text:p>67.67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90-1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69816" calcext:value-type="float">
            <text:p>67.86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90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34408" calcext:value-type="float">
            <text:p>68.03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90-10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99" calcext:value-type="float">
            <text:p>68.19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90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75784" calcext:value-type="float">
            <text:p>68.37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90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54448" calcext:value-type="float">
            <text:p>68.35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90-08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14824" calcext:value-type="float">
            <text:p>68.31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90-08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54448" calcext:value-type="float">
            <text:p>68.35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90-08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9044" calcext:value-type="float">
            <text:p>68.29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90-08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96536" calcext:value-type="float">
            <text:p>68.29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90-08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0568" calcext:value-type="float">
            <text:p>68.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90-07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08144" calcext:value-type="float">
            <text:p>68.20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90-07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74616" calcext:value-type="float">
            <text:p>68.17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90-07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74616" calcext:value-type="float">
            <text:p>68.17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90-07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49648" calcext:value-type="float">
            <text:p>68.04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90-07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466" calcext:value-type="float">
            <text:p>68.04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90-07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03344" calcext:value-type="float">
            <text:p>67.90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90-06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66768" calcext:value-type="float">
            <text:p>67.86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90-06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30192" calcext:value-type="float">
            <text:p>67.83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90-06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0276" calcext:value-type="float">
            <text:p>67.80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90-06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44848" calcext:value-type="float">
            <text:p>67.74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90-06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3512" calcext:value-type="float">
            <text:p>67.6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90-06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68064" calcext:value-type="float">
            <text:p>67.56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90-05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34536" calcext:value-type="float">
            <text:p>67.53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90-05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98544" calcext:value-type="float">
            <text:p>67.59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90-05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22344" calcext:value-type="float">
            <text:p>67.52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90-05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9796" calcext:value-type="float">
            <text:p>67.49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90-05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66896" calcext:value-type="float">
            <text:p>67.36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90-05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15664" calcext:value-type="float">
            <text:p>67.41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90-04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69944" calcext:value-type="float">
            <text:p>67.36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90-04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42512" calcext:value-type="float">
            <text:p>67.34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90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81552" calcext:value-type="float">
            <text:p>67.28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9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84016" calcext:value-type="float">
            <text:p>67.18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90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57168" calcext:value-type="float">
            <text:p>67.25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90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96208" calcext:value-type="float">
            <text:p>67.19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90-03-31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17544" calcext:value-type="float">
            <text:p>67.21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90-03-25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78504" calcext:value-type="float">
            <text:p>67.27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90-03-20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57168" calcext:value-type="float">
            <text:p>67.25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90-03-15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02888" calcext:value-type="float">
            <text:p>67.30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90-03-10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80968" calcext:value-type="float">
            <text:p>67.18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90-03-05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11448" calcext:value-type="float">
            <text:p>67.21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90-02-28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72992" calcext:value-type="float">
            <text:p>67.37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90-02-25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57752" calcext:value-type="float">
            <text:p>67.35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90-02-20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94328" calcext:value-type="float">
            <text:p>67.39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90-02-15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36416" calcext:value-type="float">
            <text:p>67.33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90-02-10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18712" calcext:value-type="float">
            <text:p>67.41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90-02-05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2176" calcext:value-type="float">
            <text:p>67.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90-01-31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85184" calcext:value-type="float">
            <text:p>67.38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90-01-25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61384" calcext:value-type="float">
            <text:p>67.46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90-01-20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19296" calcext:value-type="float">
            <text:p>67.51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90-01-15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76624" calcext:value-type="float">
            <text:p>67.47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90-01-10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19296" calcext:value-type="float">
            <text:p>67.51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90-01-05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10736" calcext:value-type="float">
            <text:p>67.61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9-12-31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01592" calcext:value-type="float">
            <text:p>67.60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9-12-25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56456" calcext:value-type="float">
            <text:p>67.65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9-12-20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5036" calcext:value-type="float">
            <text:p>67.65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9-12-15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56456" calcext:value-type="float">
            <text:p>67.65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9-12-10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9608" calcext:value-type="float">
            <text:p>67.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9-12-07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53992" calcext:value-type="float">
            <text:p>67.75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9-12-01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05808" calcext:value-type="float">
            <text:p>67.80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9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10736" calcext:value-type="float">
            <text:p>67.61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9-11-24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656" calcext:value-type="float">
            <text:p>67.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9-11-20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84472" calcext:value-type="float">
            <text:p>67.78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9-11-15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12488" calcext:value-type="float">
            <text:p>67.91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9-11-10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6372" calcext:value-type="float">
            <text:p>67.86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9-11-05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39336" calcext:value-type="float">
            <text:p>67.83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9-10-31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03344" calcext:value-type="float">
            <text:p>67.90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9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57624" calcext:value-type="float">
            <text:p>67.85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9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27728" calcext:value-type="float">
            <text:p>67.92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9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8564" calcext:value-type="float">
            <text:p>67.98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9-10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28312" calcext:value-type="float">
            <text:p>68.02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9-10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01464" calcext:value-type="float">
            <text:p>68.10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9-09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83176" calcext:value-type="float">
            <text:p>68.08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9-09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62424" calcext:value-type="float">
            <text:p>68.16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9-09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17288" calcext:value-type="float">
            <text:p>68.21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9-09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3804" calcext:value-type="float">
            <text:p>68.13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9-09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77664" calcext:value-type="float">
            <text:p>68.17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9-09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8376" calcext:value-type="float">
            <text:p>68.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9-09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31944" calcext:value-type="float">
            <text:p>68.13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9-08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74616" calcext:value-type="float">
            <text:p>68.17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9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65472" calcext:value-type="float">
            <text:p>68.16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9-08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31944" calcext:value-type="float">
            <text:p>68.13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9-08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228" calcext:value-type="float">
            <text:p>68.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9-08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01464" calcext:value-type="float">
            <text:p>68.10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9-08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31944" calcext:value-type="float">
            <text:p>68.13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9-08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9232" calcext:value-type="float">
            <text:p>68.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9-07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3136" calcext:value-type="float">
            <text:p>68.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9-07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25264" calcext:value-type="float">
            <text:p>68.02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9-07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2468" calcext:value-type="float">
            <text:p>67.92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9-07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57624" calcext:value-type="float">
            <text:p>67.85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9-07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0276" calcext:value-type="float">
            <text:p>67.80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9-07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90568" calcext:value-type="float">
            <text:p>67.79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9-06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83888" calcext:value-type="float">
            <text:p>67.68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9-06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29024" calcext:value-type="float">
            <text:p>67.62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9-06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80256" calcext:value-type="float">
            <text:p>67.58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9-06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7416" calcext:value-type="float">
            <text:p>67.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9-06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37584" calcext:value-type="float">
            <text:p>67.53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9-06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85768" calcext:value-type="float">
            <text:p>67.48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9-05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10152" calcext:value-type="float">
            <text:p>67.51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9-05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18712" calcext:value-type="float">
            <text:p>67.41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9-05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39464" calcext:value-type="float">
            <text:p>67.33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9-05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63264" calcext:value-type="float">
            <text:p>67.26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9-05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68776" calcext:value-type="float">
            <text:p>67.16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9-05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11448" calcext:value-type="float">
            <text:p>67.21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9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322" calcext:value-type="float">
            <text:p>67.13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9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65144" calcext:value-type="float">
            <text:p>67.06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9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4076" calcext:value-type="float">
            <text:p>67.04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9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22472" calcext:value-type="float">
            <text:p>67.02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9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56" calcext:value-type="float">
            <text:p>67.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9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92576" calcext:value-type="float">
            <text:p>67.09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9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34664" calcext:value-type="float">
            <text:p>67.03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9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1028" calcext:value-type="float">
            <text:p>67.01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9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4744" calcext:value-type="float">
            <text:p>67.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9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83432" calcext:value-type="float">
            <text:p>67.08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9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13912" calcext:value-type="float">
            <text:p>67.11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9-03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83432" calcext:value-type="float">
            <text:p>67.08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9-03-02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94456" calcext:value-type="float">
            <text:p>66.89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9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7124" calcext:value-type="float">
            <text:p>67.07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9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20008" calcext:value-type="float">
            <text:p>67.12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9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50488" calcext:value-type="float">
            <text:p>67.15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9-02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84016" calcext:value-type="float">
            <text:p>67.18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9-0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04184" calcext:value-type="float">
            <text:p>67.00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9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46856" calcext:value-type="float">
            <text:p>67.04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9-01-30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05352" calcext:value-type="float">
            <text:p>67.20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9-01-23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29152" calcext:value-type="float">
            <text:p>67.12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9-01-22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07816" calcext:value-type="float">
            <text:p>67.10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9-01-14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32784" calcext:value-type="float">
            <text:p>67.23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9-01-10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71824" calcext:value-type="float">
            <text:p>67.17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9-01-05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26688" calcext:value-type="float">
            <text:p>67.22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8-12-31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51072" calcext:value-type="float">
            <text:p>67.25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8-12-23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4556" calcext:value-type="float">
            <text:p>67.34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8-12-20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4556" calcext:value-type="float">
            <text:p>67.34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8-12-14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79088" calcext:value-type="float">
            <text:p>67.37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8-12-10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12616" calcext:value-type="float">
            <text:p>67.41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8-12-06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2176" calcext:value-type="float">
            <text:p>67.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8-11-30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61968" calcext:value-type="float">
            <text:p>67.56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8-11-25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0652" calcext:value-type="float">
            <text:p>67.40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8-11-20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2844" calcext:value-type="float">
            <text:p>67.52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8-11-19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71112" calcext:value-type="float">
            <text:p>67.57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8-11-10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25392" calcext:value-type="float">
            <text:p>67.52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8-11-05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53408" calcext:value-type="float">
            <text:p>67.65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8-10-31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38168" calcext:value-type="float">
            <text:p>67.63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8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56456" calcext:value-type="float">
            <text:p>67.65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8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89984" calcext:value-type="float">
            <text:p>67.68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8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20464" calcext:value-type="float">
            <text:p>67.72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8-10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60088" calcext:value-type="float">
            <text:p>67.76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8-10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32656" calcext:value-type="float">
            <text:p>67.73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8-09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53992" calcext:value-type="float">
            <text:p>67.75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8-09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78376" calcext:value-type="float">
            <text:p>67.77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8-09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47896" calcext:value-type="float">
            <text:p>67.74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8-09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78376" calcext:value-type="float">
            <text:p>67.77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8-09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5704" calcext:value-type="float">
            <text:p>67.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8-09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27144" calcext:value-type="float">
            <text:p>67.82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8-09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0944" calcext:value-type="float">
            <text:p>67.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8-08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42384" calcext:value-type="float">
            <text:p>67.84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8-08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57624" calcext:value-type="float">
            <text:p>67.85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8-08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418" calcext:value-type="float">
            <text:p>67.74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8-08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17416" calcext:value-type="float">
            <text:p>67.71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8-08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02176" calcext:value-type="float">
            <text:p>67.70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8-08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8084" calcext:value-type="float">
            <text:p>67.68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8-07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1988" calcext:value-type="float">
            <text:p>67.61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8-07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99712" calcext:value-type="float">
            <text:p>67.79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8-07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98544" calcext:value-type="float">
            <text:p>67.59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8-07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07104" calcext:value-type="float">
            <text:p>67.50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8-07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94328" calcext:value-type="float">
            <text:p>67.39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8-07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33368" calcext:value-type="float">
            <text:p>67.33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8-06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96792" calcext:value-type="float">
            <text:p>67.29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8-06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11448" calcext:value-type="float">
            <text:p>67.21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8-06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44392" calcext:value-type="float">
            <text:p>67.14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8-06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4744" calcext:value-type="float">
            <text:p>67.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8-06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0172" calcext:value-type="float">
            <text:p>67.10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8-06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67608" calcext:value-type="float">
            <text:p>66.96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8-05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52952" calcext:value-type="float">
            <text:p>67.05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8-05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6456" calcext:value-type="float">
            <text:p>66.9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8-05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09696" calcext:value-type="float">
            <text:p>66.90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8-05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60928" calcext:value-type="float">
            <text:p>66.86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8-05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91408" calcext:value-type="float">
            <text:p>66.89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8-05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2072" calcext:value-type="float">
            <text:p>66.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8-04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47568" calcext:value-type="float">
            <text:p>66.64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8-04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32912" calcext:value-type="float">
            <text:p>66.73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8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99384" calcext:value-type="float">
            <text:p>66.69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23768" calcext:value-type="float">
            <text:p>66.72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8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512" calcext:value-type="float">
            <text:p>66.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8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9692" calcext:value-type="float">
            <text:p>66.79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8-03-31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45104" calcext:value-type="float">
            <text:p>66.74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8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5308" calcext:value-type="float">
            <text:p>66.55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8-03-25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23768" calcext:value-type="float">
            <text:p>66.72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8-03-20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17672" calcext:value-type="float">
            <text:p>66.71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8-03-15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68904" calcext:value-type="float">
            <text:p>66.66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8-03-10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93288" calcext:value-type="float">
            <text:p>66.69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8-03-05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8168" calcext:value-type="float">
            <text:p>66.7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8-02-29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48152" calcext:value-type="float">
            <text:p>66.74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8-02-25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1216" calcext:value-type="float">
            <text:p>66.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8-02-20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45688" calcext:value-type="float">
            <text:p>66.84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8-02-15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99384" calcext:value-type="float">
            <text:p>66.69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8-02-10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67024" calcext:value-type="float">
            <text:p>66.86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8-02-05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8836" calcext:value-type="float">
            <text:p>66.88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8-01-31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1216" calcext:value-type="float">
            <text:p>66.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8-01-25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1884" calcext:value-type="float">
            <text:p>66.91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8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3408" calcext:value-type="float">
            <text:p>66.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8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42056" calcext:value-type="float">
            <text:p>66.74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8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7312" calcext:value-type="float">
            <text:p>66.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8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94456" calcext:value-type="float">
            <text:p>66.89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7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9504" calcext:value-type="float">
            <text:p>66.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7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85896" calcext:value-type="float">
            <text:p>66.98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7-12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31616" calcext:value-type="float">
            <text:p>67.03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7-1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798" calcext:value-type="float">
            <text:p>66.97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7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49904" calcext:value-type="float">
            <text:p>67.04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7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0172" calcext:value-type="float">
            <text:p>67.10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7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29152" calcext:value-type="float">
            <text:p>67.12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7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44392" calcext:value-type="float">
            <text:p>67.14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7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14496" calcext:value-type="float">
            <text:p>67.21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7-1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66312" calcext:value-type="float">
            <text:p>67.26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7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29736" calcext:value-type="float">
            <text:p>67.22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7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60216" calcext:value-type="float">
            <text:p>67.26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7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54704" calcext:value-type="float">
            <text:p>67.35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7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608" calcext:value-type="float">
            <text:p>67.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7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42512" calcext:value-type="float">
            <text:p>67.34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7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33952" calcext:value-type="float">
            <text:p>67.43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7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5224" calcext:value-type="float">
            <text:p>67.4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7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64432" calcext:value-type="float">
            <text:p>67.46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7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37" calcext:value-type="float">
            <text:p>67.43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7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88816" calcext:value-type="float">
            <text:p>67.48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7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88816" calcext:value-type="float">
            <text:p>67.48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7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07104" calcext:value-type="float">
            <text:p>67.50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7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37584" calcext:value-type="float">
            <text:p>67.53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7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4368" calcext:value-type="float">
            <text:p>67.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7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49776" calcext:value-type="float">
            <text:p>67.54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7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61384" calcext:value-type="float">
            <text:p>67.46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7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49192" calcext:value-type="float">
            <text:p>67.44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7-08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97376" calcext:value-type="float">
            <text:p>67.39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7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608" calcext:value-type="float">
            <text:p>67.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7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85184" calcext:value-type="float">
            <text:p>67.38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7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94328" calcext:value-type="float">
            <text:p>67.39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7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2176" calcext:value-type="float">
            <text:p>67.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7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608" calcext:value-type="float">
            <text:p>67.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7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90696" calcext:value-type="float">
            <text:p>67.29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7-07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5412" calcext:value-type="float">
            <text:p>67.25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7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3888" calcext:value-type="float">
            <text:p>67.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7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17544" calcext:value-type="float">
            <text:p>67.21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7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8648" calcext:value-type="float">
            <text:p>67.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7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85896" calcext:value-type="float">
            <text:p>66.98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7-06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8648" calcext:value-type="float">
            <text:p>67.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7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7124" calcext:value-type="float">
            <text:p>67.07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7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6456" calcext:value-type="float">
            <text:p>66.9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7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58464" calcext:value-type="float">
            <text:p>66.95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7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98088" calcext:value-type="float">
            <text:p>66.99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7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2552" calcext:value-type="float">
            <text:p>67.0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7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6456" calcext:value-type="float">
            <text:p>66.9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7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6456" calcext:value-type="float">
            <text:p>66.9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7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18256" calcext:value-type="float">
            <text:p>66.81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7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1216" calcext:value-type="float">
            <text:p>66.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7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5788" calcext:value-type="float">
            <text:p>66.85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7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0548" calcext:value-type="float">
            <text:p>66.70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7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11576" calcext:value-type="float">
            <text:p>66.71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7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26816" calcext:value-type="float">
            <text:p>66.72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7-04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01848" calcext:value-type="float">
            <text:p>66.60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7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39008" calcext:value-type="float">
            <text:p>66.73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7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512" calcext:value-type="float">
            <text:p>66.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7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512" calcext:value-type="float">
            <text:p>66.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7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56712" calcext:value-type="float">
            <text:p>66.65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7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84728" calcext:value-type="float">
            <text:p>66.78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7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75584" calcext:value-type="float">
            <text:p>66.77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7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09112" calcext:value-type="float">
            <text:p>66.80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7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87776" calcext:value-type="float">
            <text:p>66.78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7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70072" calcext:value-type="float">
            <text:p>66.87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7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1216" calcext:value-type="float">
            <text:p>66.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7-0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54832" calcext:value-type="float">
            <text:p>66.85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7-0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88944" calcext:value-type="float">
            <text:p>66.98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7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91408" calcext:value-type="float">
            <text:p>66.89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7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46272" calcext:value-type="float">
            <text:p>66.94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7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9504" calcext:value-type="float">
            <text:p>66.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7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55416" calcext:value-type="float">
            <text:p>66.95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7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80384" calcext:value-type="float">
            <text:p>67.08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7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21888" calcext:value-type="float">
            <text:p>66.92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6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46856" calcext:value-type="float">
            <text:p>67.04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6-1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95624" calcext:value-type="float">
            <text:p>67.09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6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20008" calcext:value-type="float">
            <text:p>67.12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6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23056" calcext:value-type="float">
            <text:p>67.12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6-1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71824" calcext:value-type="float">
            <text:p>67.17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6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20008" calcext:value-type="float">
            <text:p>67.12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6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846" calcext:value-type="float">
            <text:p>67.28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6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66312" calcext:value-type="float">
            <text:p>67.26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6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846" calcext:value-type="float">
            <text:p>67.28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6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6936" calcext:value-type="float">
            <text:p>67.2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6-1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0652" calcext:value-type="float">
            <text:p>67.40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6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02888" calcext:value-type="float">
            <text:p>67.30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6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12616" calcext:value-type="float">
            <text:p>67.41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6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55288" calcext:value-type="float">
            <text:p>67.45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6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43096" calcext:value-type="float">
            <text:p>67.44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6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07104" calcext:value-type="float">
            <text:p>67.50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6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73576" calcext:value-type="float">
            <text:p>67.47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6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92448" calcext:value-type="float">
            <text:p>67.59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6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4368" calcext:value-type="float">
            <text:p>67.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6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19296" calcext:value-type="float">
            <text:p>67.51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6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32072" calcext:value-type="float">
            <text:p>67.63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6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47312" calcext:value-type="float">
            <text:p>67.64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6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62552" calcext:value-type="float">
            <text:p>67.66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6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656" calcext:value-type="float">
            <text:p>67.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6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41216" calcext:value-type="float">
            <text:p>67.64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6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47312" calcext:value-type="float">
            <text:p>67.64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6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56456" calcext:value-type="float">
            <text:p>67.65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6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80256" calcext:value-type="float">
            <text:p>67.58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6-08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01592" calcext:value-type="float">
            <text:p>67.60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6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71112" calcext:value-type="float">
            <text:p>67.57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6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77208" calcext:value-type="float">
            <text:p>67.57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6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52824" calcext:value-type="float">
            <text:p>67.55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6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8272" calcext:value-type="float">
            <text:p>67.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6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79088" calcext:value-type="float">
            <text:p>67.37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6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57752" calcext:value-type="float">
            <text:p>67.35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6-07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72992" calcext:value-type="float">
            <text:p>67.37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6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60216" calcext:value-type="float">
            <text:p>67.26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6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4744" calcext:value-type="float">
            <text:p>67.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6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07816" calcext:value-type="float">
            <text:p>67.10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6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31616" calcext:value-type="float">
            <text:p>67.03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6-06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0172" calcext:value-type="float">
            <text:p>67.10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6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73704" calcext:value-type="float">
            <text:p>66.97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6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70656" calcext:value-type="float">
            <text:p>66.97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6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94456" calcext:value-type="float">
            <text:p>66.89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6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45688" calcext:value-type="float">
            <text:p>66.84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6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51784" calcext:value-type="float">
            <text:p>66.85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6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21304" calcext:value-type="float">
            <text:p>66.82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6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31032" calcext:value-type="float">
            <text:p>66.93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6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55416" calcext:value-type="float">
            <text:p>66.95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6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54832" calcext:value-type="float">
            <text:p>66.85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6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82848" calcext:value-type="float">
            <text:p>66.98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6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43224" calcext:value-type="float">
            <text:p>66.94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6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70656" calcext:value-type="float">
            <text:p>66.97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6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07232" calcext:value-type="float">
            <text:p>67.00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6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77336" calcext:value-type="float">
            <text:p>67.07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6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52952" calcext:value-type="float">
            <text:p>67.05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6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04768" calcext:value-type="float">
            <text:p>67.10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6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19424" calcext:value-type="float">
            <text:p>67.01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6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61512" calcext:value-type="float">
            <text:p>66.96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6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74288" calcext:value-type="float">
            <text:p>67.07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6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68192" calcext:value-type="float">
            <text:p>67.06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6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04768" calcext:value-type="float">
            <text:p>67.10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6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83432" calcext:value-type="float">
            <text:p>67.08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6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55416" calcext:value-type="float">
            <text:p>66.95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6-0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92576" calcext:value-type="float">
            <text:p>67.09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6-0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04768" calcext:value-type="float">
            <text:p>67.10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6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4744" calcext:value-type="float">
            <text:p>67.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6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02888" calcext:value-type="float">
            <text:p>67.30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6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4744" calcext:value-type="float">
            <text:p>67.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6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80968" calcext:value-type="float">
            <text:p>67.18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6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08984" calcext:value-type="float">
            <text:p>67.30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6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63264" calcext:value-type="float">
            <text:p>67.26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5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1508" calcext:value-type="float">
            <text:p>67.31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5-1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7604" calcext:value-type="float">
            <text:p>67.37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5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97376" calcext:value-type="float">
            <text:p>67.39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5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15664" calcext:value-type="float">
            <text:p>67.41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5-1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15664" calcext:value-type="float">
            <text:p>67.41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5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49192" calcext:value-type="float">
            <text:p>67.44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5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49192" calcext:value-type="float">
            <text:p>67.44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5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82136" calcext:value-type="float">
            <text:p>67.38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5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01008" calcext:value-type="float">
            <text:p>67.50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5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16832" calcext:value-type="float">
            <text:p>67.61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5-1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49776" calcext:value-type="float">
            <text:p>67.54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5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07688" calcext:value-type="float">
            <text:p>67.60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5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83304" calcext:value-type="float">
            <text:p>67.58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5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41216" calcext:value-type="float">
            <text:p>67.64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5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59504" calcext:value-type="float">
            <text:p>67.65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5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1132" calcext:value-type="float">
            <text:p>67.71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5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35704" calcext:value-type="float">
            <text:p>67.73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5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2656" calcext:value-type="float">
            <text:p>67.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5-10-04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42384" calcext:value-type="float">
            <text:p>67.84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5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7228" calcext:value-type="float">
            <text:p>67.77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5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21048" calcext:value-type="float">
            <text:p>67.82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5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42384" calcext:value-type="float">
            <text:p>67.84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5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24096" calcext:value-type="float">
            <text:p>67.82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5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6372" calcext:value-type="float">
            <text:p>67.86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5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24096" calcext:value-type="float">
            <text:p>67.82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5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69816" calcext:value-type="float">
            <text:p>67.86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5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6372" calcext:value-type="float">
            <text:p>67.86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5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72864" calcext:value-type="float">
            <text:p>67.87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5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3324" calcext:value-type="float">
            <text:p>67.83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5-08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11904" calcext:value-type="float">
            <text:p>67.81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5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93616" calcext:value-type="float">
            <text:p>67.79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5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4848" calcext:value-type="float">
            <text:p>67.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5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24096" calcext:value-type="float">
            <text:p>67.82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5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47896" calcext:value-type="float">
            <text:p>67.74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5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02176" calcext:value-type="float">
            <text:p>67.70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5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59504" calcext:value-type="float">
            <text:p>67.65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5-07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92448" calcext:value-type="float">
            <text:p>67.59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5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52824" calcext:value-type="float">
            <text:p>67.55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5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64432" calcext:value-type="float">
            <text:p>67.46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5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39464" calcext:value-type="float">
            <text:p>67.33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5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36416" calcext:value-type="float">
            <text:p>67.33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5-06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36416" calcext:value-type="float">
            <text:p>67.33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5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71824" calcext:value-type="float">
            <text:p>67.17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5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10864" calcext:value-type="float">
            <text:p>67.11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5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11448" calcext:value-type="float">
            <text:p>67.21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5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14496" calcext:value-type="float">
            <text:p>67.21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5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51072" calcext:value-type="float">
            <text:p>67.25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5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44392" calcext:value-type="float">
            <text:p>67.14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5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26688" calcext:value-type="float">
            <text:p>67.22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5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51072" calcext:value-type="float">
            <text:p>67.25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5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87064" calcext:value-type="float">
            <text:p>67.18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5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17544" calcext:value-type="float">
            <text:p>67.21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5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35832" calcext:value-type="float">
            <text:p>67.23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5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93744" calcext:value-type="float">
            <text:p>67.29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5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9984" calcext:value-type="float">
            <text:p>67.2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5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608" calcext:value-type="float">
            <text:p>67.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5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75456" calcext:value-type="float">
            <text:p>67.27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5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608" calcext:value-type="float">
            <text:p>67.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5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608" calcext:value-type="float">
            <text:p>67.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5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1508" calcext:value-type="float">
            <text:p>67.31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5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79088" calcext:value-type="float">
            <text:p>67.37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5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18712" calcext:value-type="float">
            <text:p>67.41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5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30904" calcext:value-type="float">
            <text:p>67.43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5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60216" calcext:value-type="float">
            <text:p>67.26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5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18712" calcext:value-type="float">
            <text:p>67.41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5-0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31488" calcext:value-type="float">
            <text:p>67.53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5-0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49192" calcext:value-type="float">
            <text:p>67.44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5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88816" calcext:value-type="float">
            <text:p>67.48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5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55288" calcext:value-type="float">
            <text:p>67.45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5-0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99128" calcext:value-type="float">
            <text:p>67.69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4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47312" calcext:value-type="float">
            <text:p>67.64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4-12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68648" calcext:value-type="float">
            <text:p>67.66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4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92448" calcext:value-type="float">
            <text:p>67.59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4-1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25976" calcext:value-type="float">
            <text:p>67.62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4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0276" calcext:value-type="float">
            <text:p>67.80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4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9608" calcext:value-type="float">
            <text:p>67.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4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29608" calcext:value-type="float">
            <text:p>67.72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4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05808" calcext:value-type="float">
            <text:p>67.80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4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03344" calcext:value-type="float">
            <text:p>67.90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4-1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66768" calcext:value-type="float">
            <text:p>67.86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4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15536" calcext:value-type="float">
            <text:p>67.91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4-11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67352" calcext:value-type="float">
            <text:p>67.96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4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75912" calcext:value-type="float">
            <text:p>67.87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4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30776" calcext:value-type="float">
            <text:p>67.93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4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30776" calcext:value-type="float">
            <text:p>67.93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4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64304" calcext:value-type="float">
            <text:p>67.96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4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52112" calcext:value-type="float">
            <text:p>67.95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4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06976" calcext:value-type="float">
            <text:p>68.00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4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8564" calcext:value-type="float">
            <text:p>67.98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4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95368" calcext:value-type="float">
            <text:p>68.09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4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94784" calcext:value-type="float">
            <text:p>67.99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4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83176" calcext:value-type="float">
            <text:p>68.08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4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52696" calcext:value-type="float">
            <text:p>68.05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4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9232" calcext:value-type="float">
            <text:p>68.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4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49648" calcext:value-type="float">
            <text:p>68.04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4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25848" calcext:value-type="float">
            <text:p>68.12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4-07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52696" calcext:value-type="float">
            <text:p>68.05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4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9232" calcext:value-type="float">
            <text:p>68.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4-07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88688" calcext:value-type="float">
            <text:p>67.98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4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61256" calcext:value-type="float">
            <text:p>67.96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4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85056" calcext:value-type="float">
            <text:p>67.88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4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8752" calcext:value-type="float">
            <text:p>67.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4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0276" calcext:value-type="float">
            <text:p>67.80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4-06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75328" calcext:value-type="float">
            <text:p>67.77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4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90568" calcext:value-type="float">
            <text:p>67.79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4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27144" calcext:value-type="float">
            <text:p>67.82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4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39336" calcext:value-type="float">
            <text:p>67.83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4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23512" calcext:value-type="float">
            <text:p>67.72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4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05224" calcext:value-type="float">
            <text:p>67.70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4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38752" calcext:value-type="float">
            <text:p>67.73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4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47896" calcext:value-type="float">
            <text:p>67.74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4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11904" calcext:value-type="float">
            <text:p>67.81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4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20464" calcext:value-type="float">
            <text:p>67.72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4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74744" calcext:value-type="float">
            <text:p>67.67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4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18" calcext:value-type="float">
            <text:p>67.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4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4848" calcext:value-type="float">
            <text:p>67.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4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47896" calcext:value-type="float">
            <text:p>67.74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4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93616" calcext:value-type="float">
            <text:p>67.79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4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27144" calcext:value-type="float">
            <text:p>67.82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4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57624" calcext:value-type="float">
            <text:p>67.85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4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88104" calcext:value-type="float">
            <text:p>67.88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4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82008" calcext:value-type="float">
            <text:p>67.88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4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2468" calcext:value-type="float">
            <text:p>67.92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4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36872" calcext:value-type="float">
            <text:p>67.93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4-0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27728" calcext:value-type="float">
            <text:p>67.92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4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15536" calcext:value-type="float">
            <text:p>67.91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4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1612" calcext:value-type="float">
            <text:p>68.01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4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34408" calcext:value-type="float">
            <text:p>68.03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4-0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91152" calcext:value-type="float">
            <text:p>67.89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4-0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43552" calcext:value-type="float">
            <text:p>68.04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4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466" calcext:value-type="float">
            <text:p>68.04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4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79544" calcext:value-type="float">
            <text:p>67.97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4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5328" calcext:value-type="float">
            <text:p>68.1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4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71568" calcext:value-type="float">
            <text:p>68.17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4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3804" calcext:value-type="float">
            <text:p>68.13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4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65472" calcext:value-type="float">
            <text:p>68.16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3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38624" calcext:value-type="float">
            <text:p>68.23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3-1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6852" calcext:value-type="float">
            <text:p>68.16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3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99" calcext:value-type="float">
            <text:p>68.19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3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5996" calcext:value-type="float">
            <text:p>68.25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3-1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63008" calcext:value-type="float">
            <text:p>68.26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3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84928" calcext:value-type="float">
            <text:p>68.38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3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60544" calcext:value-type="float">
            <text:p>68.36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3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23968" calcext:value-type="float">
            <text:p>68.32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3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0568" calcext:value-type="float">
            <text:p>68.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3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25136" calcext:value-type="float">
            <text:p>68.52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3-1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06848" calcext:value-type="float">
            <text:p>68.50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3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3428" calcext:value-type="float">
            <text:p>68.53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3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86096" calcext:value-type="float">
            <text:p>68.58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3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65344" calcext:value-type="float">
            <text:p>68.66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3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53736" calcext:value-type="float">
            <text:p>68.75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3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95824" calcext:value-type="float">
            <text:p>68.69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3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44592" calcext:value-type="float">
            <text:p>68.74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3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6288" calcext:value-type="float">
            <text:p>68.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3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84216" calcext:value-type="float">
            <text:p>68.78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3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44592" calcext:value-type="float">
            <text:p>68.74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3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66512" calcext:value-type="float">
            <text:p>68.86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3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9148" calcext:value-type="float">
            <text:p>68.99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3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81752" calcext:value-type="float">
            <text:p>68.88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3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48808" calcext:value-type="float">
            <text:p>68.94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3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72608" calcext:value-type="float">
            <text:p>68.87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3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12232" calcext:value-type="float">
            <text:p>68.91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3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33568" calcext:value-type="float">
            <text:p>68.93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3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18328" calcext:value-type="float">
            <text:p>68.91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3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67096" calcext:value-type="float">
            <text:p>68.96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3-08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4576" calcext:value-type="float">
            <text:p>68.9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3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7624" calcext:value-type="float">
            <text:p>68.9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3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4576" calcext:value-type="float">
            <text:p>68.9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3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14696" calcext:value-type="float">
            <text:p>68.81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3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66512" calcext:value-type="float">
            <text:p>68.86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3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53736" calcext:value-type="float">
            <text:p>68.75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3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68976" calcext:value-type="float">
            <text:p>68.76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3-07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98872" calcext:value-type="float">
            <text:p>68.69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3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83048" calcext:value-type="float">
            <text:p>68.58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3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89144" calcext:value-type="float">
            <text:p>68.58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3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25136" calcext:value-type="float">
            <text:p>68.52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3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48936" calcext:value-type="float">
            <text:p>68.44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3-06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51984" calcext:value-type="float">
            <text:p>68.45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3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64176" calcext:value-type="float">
            <text:p>68.46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3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69688" calcext:value-type="float">
            <text:p>68.36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3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00168" calcext:value-type="float">
            <text:p>68.40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3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48352" calcext:value-type="float">
            <text:p>68.34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3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84344" calcext:value-type="float">
            <text:p>68.28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3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99584" calcext:value-type="float">
            <text:p>68.29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3-05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08144" calcext:value-type="float">
            <text:p>68.20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3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23384" calcext:value-type="float">
            <text:p>68.22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3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53864" calcext:value-type="float">
            <text:p>68.25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3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56912" calcext:value-type="float">
            <text:p>68.25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3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752" calcext:value-type="float">
            <text:p>68.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3-04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32528" calcext:value-type="float">
            <text:p>68.23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3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78832" calcext:value-type="float">
            <text:p>68.37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3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11776" calcext:value-type="float">
            <text:p>68.31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3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87976" calcext:value-type="float">
            <text:p>68.38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3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30064" calcext:value-type="float">
            <text:p>68.33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3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27016" calcext:value-type="float">
            <text:p>68.32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3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09312" calcext:value-type="float">
            <text:p>68.40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3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30648" calcext:value-type="float">
            <text:p>68.43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3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9712" calcext:value-type="float">
            <text:p>68.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3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24552" calcext:value-type="float">
            <text:p>68.42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3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9712" calcext:value-type="float">
            <text:p>68.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3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8188" calcext:value-type="float">
            <text:p>68.38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3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25136" calcext:value-type="float">
            <text:p>68.52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3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91608" calcext:value-type="float">
            <text:p>68.49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3-0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82464" calcext:value-type="float">
            <text:p>68.48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3-0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15992" calcext:value-type="float">
            <text:p>68.51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3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25136" calcext:value-type="float">
            <text:p>68.52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3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8" calcext:value-type="float">
            <text:p>68.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3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22088" calcext:value-type="float">
            <text:p>68.52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3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9524" calcext:value-type="float">
            <text:p>68.59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3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13528" calcext:value-type="float">
            <text:p>68.61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3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13528" calcext:value-type="float">
            <text:p>68.61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2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98872" calcext:value-type="float">
            <text:p>68.69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2-1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87264" calcext:value-type="float">
            <text:p>68.78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2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4096" calcext:value-type="float">
            <text:p>68.6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2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38496" calcext:value-type="float">
            <text:p>68.73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2-1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38496" calcext:value-type="float">
            <text:p>68.73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2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84216" calcext:value-type="float">
            <text:p>68.78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2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4096" calcext:value-type="float">
            <text:p>68.6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2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60416" calcext:value-type="float">
            <text:p>68.86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2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48224" calcext:value-type="float">
            <text:p>68.84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2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51272" calcext:value-type="float">
            <text:p>68.85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2-1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66512" calcext:value-type="float">
            <text:p>68.86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2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848" calcext:value-type="float">
            <text:p>68.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2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39664" calcext:value-type="float">
            <text:p>68.93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2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21376" calcext:value-type="float">
            <text:p>68.92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2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79288" calcext:value-type="float">
            <text:p>68.97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2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00624" calcext:value-type="float">
            <text:p>69.00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2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43296" calcext:value-type="float">
            <text:p>69.04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2-10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73776" calcext:value-type="float">
            <text:p>69.07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2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25008" calcext:value-type="float">
            <text:p>69.02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2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0672" calcext:value-type="float">
            <text:p>69.0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2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2196" calcext:value-type="float">
            <text:p>69.02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2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31104" calcext:value-type="float">
            <text:p>69.03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2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15864" calcext:value-type="float">
            <text:p>69.01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2-09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76824" calcext:value-type="float">
            <text:p>69.07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2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7624" calcext:value-type="float">
            <text:p>68.9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2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58536" calcext:value-type="float">
            <text:p>69.05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2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5244" calcext:value-type="float">
            <text:p>69.05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2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82336" calcext:value-type="float">
            <text:p>68.98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2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28056" calcext:value-type="float">
            <text:p>69.02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2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67096" calcext:value-type="float">
            <text:p>68.96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2-08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0004" calcext:value-type="float">
            <text:p>68.90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2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42712" calcext:value-type="float">
            <text:p>68.94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2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72608" calcext:value-type="float">
            <text:p>68.87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2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42128" calcext:value-type="float">
            <text:p>68.84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2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99456" calcext:value-type="float">
            <text:p>68.79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2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92776" calcext:value-type="float">
            <text:p>68.69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2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1716" calcext:value-type="float">
            <text:p>68.71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2-07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2572" calcext:value-type="float">
            <text:p>68.62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2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83048" calcext:value-type="float">
            <text:p>68.58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2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52568" calcext:value-type="float">
            <text:p>68.55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2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28184" calcext:value-type="float">
            <text:p>68.52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2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25136" calcext:value-type="float">
            <text:p>68.52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2-06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76368" calcext:value-type="float">
            <text:p>68.47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2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9712" calcext:value-type="float">
            <text:p>68.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2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39792" calcext:value-type="float">
            <text:p>68.43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2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94072" calcext:value-type="float">
            <text:p>68.39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2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48936" calcext:value-type="float">
            <text:p>68.44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2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06264" calcext:value-type="float">
            <text:p>68.40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2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94072" calcext:value-type="float">
            <text:p>68.39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2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67224" calcext:value-type="float">
            <text:p>68.46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2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36744" calcext:value-type="float">
            <text:p>68.43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2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03216" calcext:value-type="float">
            <text:p>68.40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2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00752" calcext:value-type="float">
            <text:p>68.50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2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18456" calcext:value-type="float">
            <text:p>68.41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2-04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87392" calcext:value-type="float">
            <text:p>68.28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2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4284" calcext:value-type="float">
            <text:p>68.44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2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61128" calcext:value-type="float">
            <text:p>68.46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2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15408" calcext:value-type="float">
            <text:p>68.41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2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5808" calcext:value-type="float">
            <text:p>68.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2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94656" calcext:value-type="float">
            <text:p>68.49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2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514" calcext:value-type="float">
            <text:p>68.35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2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64176" calcext:value-type="float">
            <text:p>68.46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2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28184" calcext:value-type="float">
            <text:p>68.52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2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4952" calcext:value-type="float">
            <text:p>68.5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2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28184" calcext:value-type="float">
            <text:p>68.52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2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46472" calcext:value-type="float">
            <text:p>68.54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2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038" calcext:value-type="float">
            <text:p>68.50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2-0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55616" calcext:value-type="float">
            <text:p>68.55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2-0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4096" calcext:value-type="float">
            <text:p>68.6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2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09896" calcext:value-type="float">
            <text:p>68.50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2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4284" calcext:value-type="float">
            <text:p>68.44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2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1048" calcext:value-type="float">
            <text:p>68.6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2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58664" calcext:value-type="float">
            <text:p>68.55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2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76952" calcext:value-type="float">
            <text:p>68.57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2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31816" calcext:value-type="float">
            <text:p>68.63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2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70856" calcext:value-type="float">
            <text:p>68.57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1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562" calcext:value-type="float">
            <text:p>68.65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1-1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4096" calcext:value-type="float">
            <text:p>68.6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1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16576" calcext:value-type="float">
            <text:p>68.61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1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1048" calcext:value-type="float">
            <text:p>68.6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1-1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41544" calcext:value-type="float">
            <text:p>68.74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1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53736" calcext:value-type="float">
            <text:p>68.75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1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20792" calcext:value-type="float">
            <text:p>68.82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1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7812" calcext:value-type="float">
            <text:p>68.77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1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086" calcext:value-type="float">
            <text:p>68.80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1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51272" calcext:value-type="float">
            <text:p>68.85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1-1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63464" calcext:value-type="float">
            <text:p>68.86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1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6956" calcext:value-type="float">
            <text:p>68.86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1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00624" calcext:value-type="float">
            <text:p>69.00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1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60416" calcext:value-type="float">
            <text:p>68.86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1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63464" calcext:value-type="float">
            <text:p>68.86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1-10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7624" calcext:value-type="float">
            <text:p>68.9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1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24424" calcext:value-type="float">
            <text:p>68.92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1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42128" calcext:value-type="float">
            <text:p>68.84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1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36616" calcext:value-type="float">
            <text:p>68.93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1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48808" calcext:value-type="float">
            <text:p>68.94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1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29936" calcext:value-type="float">
            <text:p>68.82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1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57368" calcext:value-type="float">
            <text:p>68.85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1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3908" calcext:value-type="float">
            <text:p>68.83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1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26888" calcext:value-type="float">
            <text:p>68.82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1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45176" calcext:value-type="float">
            <text:p>68.84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1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086" calcext:value-type="float">
            <text:p>68.80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1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68976" calcext:value-type="float">
            <text:p>68.76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1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56784" calcext:value-type="float">
            <text:p>68.75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1-08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38496" calcext:value-type="float">
            <text:p>68.73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1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98872" calcext:value-type="float">
            <text:p>68.69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1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62296" calcext:value-type="float">
            <text:p>68.66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1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83048" calcext:value-type="float">
            <text:p>68.58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1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8" calcext:value-type="float">
            <text:p>68.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1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43424" calcext:value-type="float">
            <text:p>68.54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1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67224" calcext:value-type="float">
            <text:p>68.46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1-07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51984" calcext:value-type="float">
            <text:p>68.45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1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30648" calcext:value-type="float">
            <text:p>68.43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1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03216" calcext:value-type="float">
            <text:p>68.40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1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14824" calcext:value-type="float">
            <text:p>68.31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1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8188" calcext:value-type="float">
            <text:p>68.38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1-06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84344" calcext:value-type="float">
            <text:p>68.28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1-06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11192" calcext:value-type="float">
            <text:p>68.21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1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93488" calcext:value-type="float">
            <text:p>68.29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1-06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41672" calcext:value-type="float">
            <text:p>68.24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80-03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59376" calcext:value-type="float">
            <text:p>68.15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79-07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53864" calcext:value-type="float">
            <text:p>68.25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78-10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4284" calcext:value-type="float">
            <text:p>68.44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78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94784" calcext:value-type="float">
            <text:p>67.99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76-07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80256" calcext:value-type="float">
            <text:p>67.58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76-06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608" calcext:value-type="float">
            <text:p>67.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75-07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94328" calcext:value-type="float">
            <text:p>67.39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74-10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05808" calcext:value-type="float">
            <text:p>67.80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73-07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43096" calcext:value-type="float">
            <text:p>67.44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73-04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1508" calcext:value-type="float">
            <text:p>67.31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72-10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42384" calcext:value-type="float">
            <text:p>67.84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72-07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1988" calcext:value-type="float">
            <text:p>67.61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72-04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27856" calcext:value-type="float">
            <text:p>67.42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71-10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8564" calcext:value-type="float">
            <text:p>67.98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71-07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75328" calcext:value-type="float">
            <text:p>67.77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71-04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89984" calcext:value-type="float">
            <text:p>67.68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70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01464" calcext:value-type="float">
            <text:p>68.10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70-07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24096" calcext:value-type="float">
            <text:p>67.82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70-04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17416" calcext:value-type="float">
            <text:p>67.71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69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514" calcext:value-type="float">
            <text:p>68.35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69-07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19752" calcext:value-type="float">
            <text:p>68.11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69-04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00296" calcext:value-type="float">
            <text:p>67.90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68-10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752" calcext:value-type="float">
            <text:p>68.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68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0756" calcext:value-type="float">
            <text:p>68.10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68-05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18584" calcext:value-type="float">
            <text:p>67.91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68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49064" calcext:value-type="float">
            <text:p>67.94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67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09312" calcext:value-type="float">
            <text:p>68.40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67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04512" calcext:value-type="float">
            <text:p>68.10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67-04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82008" calcext:value-type="float">
            <text:p>67.88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66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54448" calcext:value-type="float">
            <text:p>68.35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66-07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74032" calcext:value-type="float">
            <text:p>68.07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65-1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49648" calcext:value-type="float">
            <text:p>68.04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65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74032" calcext:value-type="float">
            <text:p>68.07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65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34992" calcext:value-type="float">
            <text:p>68.13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62-09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3804" calcext:value-type="float">
            <text:p>68.13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60-04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53992" calcext:value-type="float">
            <text:p>67.75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60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30192" calcext:value-type="float">
            <text:p>67.83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59-10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02048" calcext:value-type="float">
            <text:p>68.20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59-07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17288" calcext:value-type="float">
            <text:p>68.21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59-04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13656" calcext:value-type="float">
            <text:p>68.11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59-0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2948" calcext:value-type="float">
            <text:p>68.22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58-10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18456" calcext:value-type="float">
            <text:p>68.41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58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15408" calcext:value-type="float">
            <text:p>68.41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58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1424" calcext:value-type="float">
            <text:p>68.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58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63008" calcext:value-type="float">
            <text:p>68.26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57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87976" calcext:value-type="float">
            <text:p>68.38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57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0568" calcext:value-type="float">
            <text:p>68.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57-04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56328" calcext:value-type="float">
            <text:p>68.15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57-01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10024" calcext:value-type="float">
            <text:p>68.01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56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27728" calcext:value-type="float">
            <text:p>67.92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56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5996" calcext:value-type="float">
            <text:p>68.25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56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8564" calcext:value-type="float">
            <text:p>67.98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56-04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49648" calcext:value-type="float">
            <text:p>68.04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56-03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58208" calcext:value-type="float">
            <text:p>67.95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56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5516" calcext:value-type="float">
            <text:p>67.95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56-0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73448" calcext:value-type="float">
            <text:p>67.97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56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704" calcext:value-type="float">
            <text:p>67.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56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1612" calcext:value-type="float">
            <text:p>68.01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56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42968" calcext:value-type="float">
            <text:p>67.94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56-0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03928" calcext:value-type="float">
            <text:p>68.00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56-0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82592" calcext:value-type="float">
            <text:p>67.98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56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6184" calcext:value-type="float">
            <text:p>68.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56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27728" calcext:value-type="float">
            <text:p>67.92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56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58208" calcext:value-type="float">
            <text:p>67.95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56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82592" calcext:value-type="float">
            <text:p>67.98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56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58792" calcext:value-type="float">
            <text:p>68.05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56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19168" calcext:value-type="float">
            <text:p>68.01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55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91736" calcext:value-type="float">
            <text:p>67.99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55-1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89272" calcext:value-type="float">
            <text:p>68.08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55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98416" calcext:value-type="float">
            <text:p>68.09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55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6184" calcext:value-type="float">
            <text:p>68.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55-1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41088" calcext:value-type="float">
            <text:p>68.14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55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67936" calcext:value-type="float">
            <text:p>68.06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55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466" calcext:value-type="float">
            <text:p>68.04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55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28896" calcext:value-type="float">
            <text:p>68.12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55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34408" calcext:value-type="float">
            <text:p>68.03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55-11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04512" calcext:value-type="float">
            <text:p>68.10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55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89272" calcext:value-type="float">
            <text:p>68.08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55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49648" calcext:value-type="float">
            <text:p>68.04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55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56328" calcext:value-type="float">
            <text:p>68.15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55-10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31944" calcext:value-type="float">
            <text:p>68.13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55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55744" calcext:value-type="float">
            <text:p>68.05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55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95952" calcext:value-type="float">
            <text:p>68.19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55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34992" calcext:value-type="float">
            <text:p>68.13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55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31944" calcext:value-type="float">
            <text:p>68.13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55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74032" calcext:value-type="float">
            <text:p>68.07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55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86224" calcext:value-type="float">
            <text:p>68.08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55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5328" calcext:value-type="float">
            <text:p>68.1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55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47184" calcext:value-type="float">
            <text:p>68.14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55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34992" calcext:value-type="float">
            <text:p>68.13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55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95368" calcext:value-type="float">
            <text:p>68.09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55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98416" calcext:value-type="float">
            <text:p>68.09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55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86224" calcext:value-type="float">
            <text:p>68.08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55-08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9232" calcext:value-type="float">
            <text:p>68.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55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74032" calcext:value-type="float">
            <text:p>68.07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55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52696" calcext:value-type="float">
            <text:p>68.05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55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82592" calcext:value-type="float">
            <text:p>67.98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55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28312" calcext:value-type="float">
            <text:p>68.02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55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91736" calcext:value-type="float">
            <text:p>67.99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55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91736" calcext:value-type="float">
            <text:p>67.99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55-07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94784" calcext:value-type="float">
            <text:p>67.99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55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67352" calcext:value-type="float">
            <text:p>67.96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55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94784" calcext:value-type="float">
            <text:p>67.99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55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0088" calcext:value-type="float">
            <text:p>68.0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55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8564" calcext:value-type="float">
            <text:p>67.98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55-06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52112" calcext:value-type="float">
            <text:p>67.95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55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15536" calcext:value-type="float">
            <text:p>67.91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55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75912" calcext:value-type="float">
            <text:p>67.87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55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00296" calcext:value-type="float">
            <text:p>67.90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55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15536" calcext:value-type="float">
            <text:p>67.91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55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12488" calcext:value-type="float">
            <text:p>67.91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55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0944" calcext:value-type="float">
            <text:p>67.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55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57624" calcext:value-type="float">
            <text:p>67.85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55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7896" calcext:value-type="float">
            <text:p>67.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55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7228" calcext:value-type="float">
            <text:p>67.77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55-04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60672" calcext:value-type="float">
            <text:p>67.86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55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6372" calcext:value-type="float">
            <text:p>67.86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55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18" calcext:value-type="float">
            <text:p>67.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55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0944" calcext:value-type="float">
            <text:p>67.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55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3992" calcext:value-type="float">
            <text:p>67.9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55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61256" calcext:value-type="float">
            <text:p>67.96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55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57624" calcext:value-type="float">
            <text:p>67.85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55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18584" calcext:value-type="float">
            <text:p>67.91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55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05808" calcext:value-type="float">
            <text:p>67.80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55-03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99712" calcext:value-type="float">
            <text:p>67.79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55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6372" calcext:value-type="float">
            <text:p>67.86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55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81424" calcext:value-type="float">
            <text:p>67.78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55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75912" calcext:value-type="float">
            <text:p>67.87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55-02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35704" calcext:value-type="float">
            <text:p>67.73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55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45432" calcext:value-type="float">
            <text:p>67.84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55-0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94784" calcext:value-type="float">
            <text:p>67.99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55-0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27144" calcext:value-type="float">
            <text:p>67.82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55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21048" calcext:value-type="float">
            <text:p>67.82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55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97248" calcext:value-type="float">
            <text:p>67.89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55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60672" calcext:value-type="float">
            <text:p>67.86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55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21048" calcext:value-type="float">
            <text:p>67.82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55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51528" calcext:value-type="float">
            <text:p>67.85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55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3992" calcext:value-type="float">
            <text:p>67.9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54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63136" calcext:value-type="float">
            <text:p>67.76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54-1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7896" calcext:value-type="float">
            <text:p>67.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54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49064" calcext:value-type="float">
            <text:p>67.94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54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8752" calcext:value-type="float">
            <text:p>67.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54-1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91152" calcext:value-type="float">
            <text:p>67.89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54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97832" calcext:value-type="float">
            <text:p>67.99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54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79544" calcext:value-type="float">
            <text:p>67.97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54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15536" calcext:value-type="float">
            <text:p>67.91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54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03928" calcext:value-type="float">
            <text:p>68.00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54-1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10024" calcext:value-type="float">
            <text:p>68.01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54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10024" calcext:value-type="float">
            <text:p>68.01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54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76496" calcext:value-type="float">
            <text:p>67.97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54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28312" calcext:value-type="float">
            <text:p>68.02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54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58792" calcext:value-type="float">
            <text:p>68.05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54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9232" calcext:value-type="float">
            <text:p>68.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54-10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34992" calcext:value-type="float">
            <text:p>68.13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54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8564" calcext:value-type="float">
            <text:p>67.98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54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43552" calcext:value-type="float">
            <text:p>68.04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54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06976" calcext:value-type="float">
            <text:p>68.00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54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58792" calcext:value-type="float">
            <text:p>68.05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54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89272" calcext:value-type="float">
            <text:p>68.08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54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8564" calcext:value-type="float">
            <text:p>67.98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54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22216" calcext:value-type="float">
            <text:p>68.02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54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22216" calcext:value-type="float">
            <text:p>68.02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54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43552" calcext:value-type="float">
            <text:p>68.04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54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79544" calcext:value-type="float">
            <text:p>67.97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54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19168" calcext:value-type="float">
            <text:p>68.01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54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22216" calcext:value-type="float">
            <text:p>68.02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54-08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82592" calcext:value-type="float">
            <text:p>67.98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54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0088" calcext:value-type="float">
            <text:p>68.0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54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28312" calcext:value-type="float">
            <text:p>68.02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54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10024" calcext:value-type="float">
            <text:p>68.01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54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36872" calcext:value-type="float">
            <text:p>67.93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54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0088" calcext:value-type="float">
            <text:p>68.0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54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58208" calcext:value-type="float">
            <text:p>67.95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54-07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88688" calcext:value-type="float">
            <text:p>67.98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54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06392" calcext:value-type="float">
            <text:p>67.90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54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5516" calcext:value-type="float">
            <text:p>67.95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54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64304" calcext:value-type="float">
            <text:p>67.96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54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06392" calcext:value-type="float">
            <text:p>67.90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54-06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42968" calcext:value-type="float">
            <text:p>67.94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54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12488" calcext:value-type="float">
            <text:p>67.91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54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33824" calcext:value-type="float">
            <text:p>67.93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54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4848" calcext:value-type="float">
            <text:p>67.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54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03344" calcext:value-type="float">
            <text:p>67.90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54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15536" calcext:value-type="float">
            <text:p>67.91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54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0944" calcext:value-type="float">
            <text:p>67.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54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91152" calcext:value-type="float">
            <text:p>67.89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54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39336" calcext:value-type="float">
            <text:p>67.83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54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4848" calcext:value-type="float">
            <text:p>67.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54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33824" calcext:value-type="float">
            <text:p>67.93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54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67352" calcext:value-type="float">
            <text:p>67.96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54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5516" calcext:value-type="float">
            <text:p>67.95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54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7896" calcext:value-type="float">
            <text:p>67.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54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36288" calcext:value-type="float">
            <text:p>67.83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54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51528" calcext:value-type="float">
            <text:p>67.85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54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44848" calcext:value-type="float">
            <text:p>67.74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54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21048" calcext:value-type="float">
            <text:p>67.82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54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51528" calcext:value-type="float">
            <text:p>67.85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54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50944" calcext:value-type="float">
            <text:p>67.75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54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46016" calcext:value-type="float">
            <text:p>67.94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54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54576" calcext:value-type="float">
            <text:p>67.85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54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51528" calcext:value-type="float">
            <text:p>67.85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54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06392" calcext:value-type="float">
            <text:p>67.90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54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46016" calcext:value-type="float">
            <text:p>67.94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54-0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6372" calcext:value-type="float">
            <text:p>67.86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54-02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5516" calcext:value-type="float">
            <text:p>67.95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54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42968" calcext:value-type="float">
            <text:p>67.94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54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2468" calcext:value-type="float">
            <text:p>67.92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54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52112" calcext:value-type="float">
            <text:p>67.95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54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06392" calcext:value-type="float">
            <text:p>67.90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54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0088" calcext:value-type="float">
            <text:p>68.0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54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91736" calcext:value-type="float">
            <text:p>67.99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53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61256" calcext:value-type="float">
            <text:p>67.96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53-1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25264" calcext:value-type="float">
            <text:p>68.02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53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3992" calcext:value-type="float">
            <text:p>67.9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53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73448" calcext:value-type="float">
            <text:p>67.97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53-1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61256" calcext:value-type="float">
            <text:p>67.96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53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3136" calcext:value-type="float">
            <text:p>68.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53-12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91152" calcext:value-type="float">
            <text:p>67.89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53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942" calcext:value-type="float">
            <text:p>67.89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53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49648" calcext:value-type="float">
            <text:p>68.04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53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64304" calcext:value-type="float">
            <text:p>67.96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53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1612" calcext:value-type="float">
            <text:p>68.01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53-1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34408" calcext:value-type="float">
            <text:p>68.03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53-1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5516" calcext:value-type="float">
            <text:p>67.95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53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7708" calcext:value-type="float">
            <text:p>68.07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53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95368" calcext:value-type="float">
            <text:p>68.09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53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06976" calcext:value-type="float">
            <text:p>68.00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53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64888" calcext:value-type="float">
            <text:p>68.06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53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1612" calcext:value-type="float">
            <text:p>68.01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53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80128" calcext:value-type="float">
            <text:p>68.08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53-10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5328" calcext:value-type="float">
            <text:p>68.1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53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34408" calcext:value-type="float">
            <text:p>68.03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53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55744" calcext:value-type="float">
            <text:p>68.05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53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04512" calcext:value-type="float">
            <text:p>68.10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53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58792" calcext:value-type="float">
            <text:p>68.05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53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04512" calcext:value-type="float">
            <text:p>68.10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53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7708" calcext:value-type="float">
            <text:p>68.07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53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70984" calcext:value-type="float">
            <text:p>68.07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53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43552" calcext:value-type="float">
            <text:p>68.04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53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22216" calcext:value-type="float">
            <text:p>68.02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53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6184" calcext:value-type="float">
            <text:p>68.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53-08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86224" calcext:value-type="float">
            <text:p>68.08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53-08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70984" calcext:value-type="float">
            <text:p>68.07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53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25264" calcext:value-type="float">
            <text:p>68.02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53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3136" calcext:value-type="float">
            <text:p>68.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53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3136" calcext:value-type="float">
            <text:p>68.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53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91736" calcext:value-type="float">
            <text:p>67.99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53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34408" calcext:value-type="float">
            <text:p>68.03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53-07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34408" calcext:value-type="float">
            <text:p>68.03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53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91736" calcext:value-type="float">
            <text:p>67.99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53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704" calcext:value-type="float">
            <text:p>67.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53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03928" calcext:value-type="float">
            <text:p>68.00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53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46016" calcext:value-type="float">
            <text:p>67.94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53-06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13072" calcext:value-type="float">
            <text:p>68.01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53-06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61256" calcext:value-type="float">
            <text:p>67.96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53-06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91152" calcext:value-type="float">
            <text:p>67.89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53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58208" calcext:value-type="float">
            <text:p>67.95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53-05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24096" calcext:value-type="float">
            <text:p>67.82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53-05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57624" calcext:value-type="float">
            <text:p>67.85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53-05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79544" calcext:value-type="float">
            <text:p>67.97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53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42384" calcext:value-type="float">
            <text:p>67.84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53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69816" calcext:value-type="float">
            <text:p>67.86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53-04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3992" calcext:value-type="float">
            <text:p>67.9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53-04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0944" calcext:value-type="float">
            <text:p>67.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53-03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15536" calcext:value-type="float">
            <text:p>67.91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53-02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64304" calcext:value-type="float">
            <text:p>67.96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851112321801</text:p>
          </table:table-cell>
          <table:table-cell office:value-type="string" calcext:value-type="string">
            <text:p>06N 33E 26DDB1 <text:s text:c="14"/>USGS 27</text:p>
          </table:table-cell>
          <table:table-cell office:value-type="string" calcext:value-type="string">
            <text:p>1952-12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57496" calcext:value-type="float">
            <text:p>68.35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722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8124" meta:object-count="0"/>
    <meta:user-defined meta:name="AppVersion">3.0</meta:user-defined>
  </office:meta>
</office:document-meta>
</file>